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ec8" officeooo:paragraph-rsid="001d2ec8"/>
    </style:style>
    <style:style style:name="P2" style:family="paragraph" style:parent-style-name="Standard" style:list-style-name="L1">
      <style:text-properties officeooo:rsid="001d2ec8" officeooo:paragraph-rsid="001d2ec8"/>
    </style:style>
    <style:style style:name="P3" style:family="paragraph" style:parent-style-name="Standard" style:list-style-name="L1">
      <style:text-properties officeooo:rsid="001d2ec8" officeooo:paragraph-rsid="001f256d"/>
    </style:style>
    <style:style style:name="P4" style:family="paragraph" style:parent-style-name="Standard">
      <style:text-properties officeooo:rsid="001d2ec8" officeooo:paragraph-rsid="001f256d"/>
    </style:style>
    <style:style style:name="P5" style:family="paragraph" style:parent-style-name="Standard">
      <style:text-properties officeooo:rsid="001d2ec8" officeooo:paragraph-rsid="0022f642"/>
    </style:style>
    <style:style style:name="P6" style:family="paragraph" style:parent-style-name="Standard">
      <style:text-properties officeooo:rsid="001d2ec8" officeooo:paragraph-rsid="00247eac"/>
    </style:style>
    <style:style style:name="P7" style:family="paragraph" style:parent-style-name="Standard">
      <style:text-properties officeooo:rsid="001f256d" officeooo:paragraph-rsid="001f256d"/>
    </style:style>
    <style:style style:name="P8" style:family="paragraph" style:parent-style-name="Standard" style:list-style-name="L2">
      <style:text-properties officeooo:rsid="001f256d" officeooo:paragraph-rsid="001f256d"/>
    </style:style>
    <style:style style:name="P9" style:family="paragraph" style:parent-style-name="Standard" style:list-style-name="L2">
      <style:text-properties officeooo:paragraph-rsid="001f256d"/>
    </style:style>
    <style:style style:name="P10" style:family="paragraph" style:parent-style-name="Standard">
      <style:text-properties officeooo:rsid="00205ec0" officeooo:paragraph-rsid="00205ec0"/>
    </style:style>
    <style:style style:name="P11" style:family="paragraph" style:parent-style-name="Standard">
      <style:text-properties officeooo:rsid="002217a9" officeooo:paragraph-rsid="002217a9"/>
    </style:style>
    <style:style style:name="P12" style:family="paragraph" style:parent-style-name="Standard" style:list-style-name="L3">
      <style:text-properties officeooo:rsid="002217a9" officeooo:paragraph-rsid="002217a9"/>
    </style:style>
    <style:style style:name="P13" style:family="paragraph" style:parent-style-name="Standard">
      <style:text-properties officeooo:rsid="0022f642" officeooo:paragraph-rsid="0022f642"/>
    </style:style>
    <style:style style:name="P14" style:family="paragraph" style:parent-style-name="Standard">
      <style:text-properties officeooo:rsid="0022f642" officeooo:paragraph-rsid="00247eac"/>
    </style:style>
    <style:style style:name="P15" style:family="paragraph" style:parent-style-name="Standard" style:list-style-name="L4">
      <style:text-properties officeooo:rsid="00247eac" officeooo:paragraph-rsid="00247eac"/>
    </style:style>
    <style:style style:name="P16" style:family="paragraph" style:parent-style-name="Standard">
      <style:text-properties officeooo:rsid="00247eac" officeooo:paragraph-rsid="00247eac"/>
    </style:style>
    <style:style style:name="P17" style:family="paragraph" style:parent-style-name="Standard" style:list-style-name="L5">
      <style:text-properties officeooo:paragraph-rsid="00247eac"/>
    </style:style>
    <style:style style:name="P18" style:family="paragraph" style:parent-style-name="Standard">
      <style:text-properties officeooo:paragraph-rsid="00247eac"/>
    </style:style>
    <style:style style:name="P19" style:family="paragraph" style:parent-style-name="Standard">
      <style:text-properties officeooo:rsid="002598df" officeooo:paragraph-rsid="002598df"/>
    </style:style>
    <style:style style:name="P20" style:family="paragraph" style:parent-style-name="Standard" style:list-style-name="L6">
      <style:text-properties officeooo:rsid="002598df" officeooo:paragraph-rsid="002598df"/>
    </style:style>
    <style:style style:name="P21" style:family="paragraph" style:parent-style-name="Standard" style:list-style-name="L5">
      <style:text-properties officeooo:rsid="002598df" officeooo:paragraph-rsid="002598df"/>
    </style:style>
    <style:style style:name="T1" style:family="text">
      <style:text-properties officeooo:rsid="001f256d"/>
    </style:style>
    <style:style style:name="T2" style:family="text">
      <style:text-properties officeooo:rsid="002217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f642" style:font-weight-asian="bold" style:font-weight-complex="bold"/>
    </style:style>
    <style:style style:name="T5" style:family="text">
      <style:text-properties fo:font-weight="bold" officeooo:rsid="00247eac" style:font-weight-asian="bold" style:font-weight-complex="bold"/>
    </style:style>
    <style:style style:name="T6" style:family="text">
      <style:text-properties officeooo:rsid="0022f642"/>
    </style:style>
    <style:style style:name="T7" style:family="text">
      <style:text-properties officeooo:rsid="00247eac"/>
    </style:style>
    <style:style style:name="T8" style:family="text">
      <style:text-properties officeooo:rsid="00268e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ree space representation algorithm it1 with Frenet-frame coordinates</text:span> </text:p>
      <text:p text:style-name="P1"/>
      <text:p text:style-name="P1">IN: </text:p>
      <text:p text:style-name="P1"><text:tab/>D(n,k) = pairs of Delta_s and Delta_ey with occupied space for each neighbour N along an <text:tab/>horizon H </text:p>
      <text:p text:style-name="P1"><text:tab/>robot model F</text:p>
      <text:p text:style-name="P1"><text:tab/>current position</text:p>
      <text:p text:style-name="P1"/>
      <text:p text:style-name="P1">OUT: </text:p>
      <text:p text:style-name="P1"><text:tab/>Set of constraints for the optimisation problem</text:p>
      <text:p text:style-name="P1"/>
      <text:p text:style-name="P1">set r(0) = real_position</text:p>
      <text:p text:style-name="P1"/>
      <text:p text:style-name="P1">for j = 1:H</text:p>
      <text:list xml:id="list2034607792" text:style-name="L1">
        <text:list-item>
          <text:p text:style-name="P2">compute reachable space from r (j-1) → r(1) = F(r(0))</text:p>
        </text:list-item>
        <text:list-item>
          <text:p text:style-name="P2">for n = 1:N</text:p>
          <text:list>
            <text:list-item>
              <text:p text:style-name="P2">for k = 1:H</text:p>
              <text:list>
                <text:list-item>
                  <text:p text:style-name="P2">box = <text:s/>r(1)\D(n,k)</text:p>
                </text:list-item>
              </text:list>
            </text:list-item>
          </text:list>
        </text:list-item>
        <text:list-item>
          <text:p text:style-name="P3">r(1) = <text:s/>Intersect<text:span text:style-name="T1">ion of</text:span> all box<text:span text:style-name="T1">es</text:span> → resulting intervals are the free space at time k </text:p>
        </text:list-item>
      </text:list>
      <text:p text:style-name="P4"/>
      <text:p text:style-name="P7">Problems: </text:p>
      <text:list xml:id="list2852379032" text:style-name="L2">
        <text:list-item>
          <text:p text:style-name="P9"><text:span text:style-name="T1">We are not using temporal information in the plans</text:span></text:p>
        </text:list-item>
        <text:list-item>
          <text:p text:style-name="P8">Computationally migh be costly for a high number of robots / Horizon</text:p>
        </text:list-item>
      </text:list>
      <text:p text:style-name="P7"/>
      <text:p text:style-name="P10">Proof of concept: <text:span text:style-name="T2">function it1 </text:span></text:p>
      <text:p text:style-name="P10"/>
      <text:p text:style-name="P11">Status: Discarded as the exclusion operator scales very badly the problem, for instance first time we <text:s/>split the world we generate four intervals that need to be acounted for. </text:p>
      <text:p text:style-name="P11"/>
      <text:p text:style-name="P11">Ideas/lines that we could follow to improve </text:p>
      <text:p text:style-name="P11"/>
      <text:list xml:id="list2546865291" text:style-name="L3">
        <text:list-item>
          <text:p text:style-name="P12">Use another type of operator, like write it as some kind of constraint </text:p>
        </text:list-item>
        <text:list-item>
          <text:p text:style-name="P12">Use another type of set theory </text:p>
        </text:list-item>
        <text:list-item>
          <text:p text:style-name="P12">Don’t try to represent the free space using all reachable space, only some heuristics from previous MPC </text:p>
        </text:list-item>
        <text:list-item>
          <text:p text:style-name="P12">add temporal relationship <text:span text:style-name="T6">to only use samples once (each robot can only be in one position at a time) 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3">Free space representation algorithm it</text:span><text:span text:style-name="T4">2</text:span><text:span text:style-name="T3"> with Frenet-frame coordinates</text:span> </text:p>
      <text:p text:style-name="P5"/>
      <text:p text:style-name="P5">IN: </text:p>
      <text:p text:style-name="P5"><text:tab/>D(n,k) = pairs of Delta_s and Delta_ey with occupied space for each neighbour N along an <text:tab/>horizon H </text:p>
      <text:p text:style-name="P5"><text:tab/>robot model F</text:p>
      <text:p text:style-name="P5"><text:tab/>current position</text:p>
      <text:p text:style-name="P5"/>
      <text:p text:style-name="P5">OUT: </text:p>
      <text:p text:style-name="P5"><text:tab/>Set of constraints for the optimisation problem</text:p>
      <text:p text:style-name="P5"/>
      <text:p text:style-name="P13">Motivation: Coming from the previous iteration I want to try to write similar to forward-backward SIVIA so that the output of the algorithm are the minimum boxes at each time step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text:span text:style-name="T3">ee space representation algorithm it</text:span><text:span text:style-name="T5">3</text:span><text:span text:style-name="T3"> with Frenet-frame coordinates</text:span> </text:p>
      <text:p text:style-name="P6"/>
      <text:p text:style-name="P6">IN: </text:p>
      <text:p text:style-name="P6"><text:tab/>D(n,k) = pairs of Delta_s and Delta_ey with occupied space for each neighbour N along an <text:tab/>horizon H <text:span text:style-name="T7">(keep in mind we need to reference them wrt )</text:span></text:p>
      <text:p text:style-name="P6"><text:tab/>robot model F</text:p>
      <text:p text:style-name="P6"><text:tab/>current position</text:p>
      <text:p text:style-name="P6"/>
      <text:p text:style-name="P6">OUT: </text:p>
      <text:p text:style-name="P6"><text:tab/>Set of constraints for the optimisation problem</text:p>
      <text:p text:style-name="P6"/>
      <text:p text:style-name="P14">Motivation: <text:span text:style-name="T7">Try to expand the naive obstacle avoidance that Eugenio used in his paper</text:span>. </text:p>
      <text:p text:style-name="P14"/>
      <text:list xml:id="list2032895353" text:style-name="L4">
        <text:list-item>
          <text:p text:style-name="P15">Estimate a maximum reachable S → Sr</text:p>
        </text:list-item>
        <text:list-item>
          <text:p text:style-name="P15">Stablish a step size to discritise S → either using the previous prediction or </text:p>
        </text:list-item>
        <text:list-item>
          <text:p text:style-name="P15">for j = s_0; j+=ds; Sr </text:p>
          <text:list>
            <text:list-item>
              <text:p text:style-name="P15">Search for the closest obstacle to the right</text:p>
            </text:list-item>
            <text:list-item>
              <text:p text:style-name="P15">Search for the closest possible obstable to the left </text:p>
            </text:list-item>
          </text:list>
        </text:list-item>
      </text:list>
      <text:p text:style-name="P16"/>
      <text:p text:style-name="P16">PROS</text:p>
      <text:p text:style-name="P16"/>
      <text:list xml:id="list3998633518" text:style-name="L5">
        <text:list-item>
          <text:p text:style-name="P17"><text:span text:style-name="T7">We are finding the biggest connected corridor around the upcomign S. </text:span></text:p>
        </text:list-item>
        <text:list-item>
          <text:p text:style-name="P21">Relatively simple to implemetn </text:p>
        </text:list-item>
      </text:list>
      <text:p text:style-name="P18"/>
      <text:p text:style-name="P19">TODOS</text:p>
      <text:list xml:id="list979126913" text:style-name="L6">
        <text:list-item>
          <text:p text:style-name="P20">We need to make something to make the search in an inteligent manner, otherwise we will have to compute distance at each time step with NxH regions →<text:span text:style-name="T8"> ordening in terms of S and Ey so that we rapidly find the first one?</text:span></text:p>
        </text:list-item>
        <text:list-item>
          <text:p text:style-name="P20">Which distance metric is the best to asses the closest regio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4:57:36.121390619</meta:creation-date>
    <dc:date>2022-11-21T16:33:51.143242835</dc:date>
    <meta:editing-duration>PT12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1" meta:word-count="473" meta:character-count="2641" meta:non-whitespace-character-count="2194"/>
  </office:meta>
</office:document-meta>
</file>